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7">
      <style:text-properties officeooo:rsid="000da57d" officeooo:paragraph-rsid="00116a50"/>
    </style:style>
    <style:style style:name="P2" style:family="paragraph" style:parent-style-name="Standard" style:list-style-name="L24">
      <style:text-properties officeooo:rsid="000da57d" officeooo:paragraph-rsid="00116a50"/>
    </style:style>
    <style:style style:name="P3" style:family="paragraph" style:parent-style-name="Standard" style:list-style-name="L25">
      <style:text-properties officeooo:rsid="000da57d" officeooo:paragraph-rsid="00116a50"/>
    </style:style>
    <style:style style:name="P4" style:family="paragraph" style:parent-style-name="Standard" style:list-style-name="L26">
      <style:text-properties officeooo:rsid="000da57d" officeooo:paragraph-rsid="00116a50"/>
    </style:style>
    <style:style style:name="P5" style:family="paragraph" style:parent-style-name="Standard" style:list-style-name="L27">
      <style:text-properties officeooo:rsid="000da57d" officeooo:paragraph-rsid="00116a50"/>
    </style:style>
    <style:style style:name="P6" style:family="paragraph" style:parent-style-name="Standard" style:list-style-name="L28">
      <style:text-properties officeooo:rsid="000da57d" officeooo:paragraph-rsid="00116a50"/>
    </style:style>
    <style:style style:name="P7" style:family="paragraph" style:parent-style-name="Standard" style:list-style-name="L29">
      <style:text-properties officeooo:rsid="000da57d" officeooo:paragraph-rsid="00116a50"/>
    </style:style>
    <style:style style:name="P8" style:family="paragraph" style:parent-style-name="Standard" style:list-style-name="L30">
      <style:text-properties officeooo:rsid="000da57d" officeooo:paragraph-rsid="00116a50"/>
    </style:style>
    <style:style style:name="P9" style:family="paragraph" style:parent-style-name="Standard">
      <style:text-properties officeooo:rsid="000da57d" officeooo:paragraph-rsid="00116a50"/>
    </style:style>
    <style:style style:name="P10" style:family="paragraph" style:parent-style-name="Standard">
      <style:text-properties fo:font-weight="normal" officeooo:rsid="000da57d" officeooo:paragraph-rsid="000da57d" style:font-weight-asian="normal" style:font-weight-complex="normal"/>
    </style:style>
    <style:style style:name="P11" style:family="paragraph" style:parent-style-name="Standard">
      <style:text-properties fo:font-weight="normal" officeooo:rsid="00104c7a" officeooo:paragraph-rsid="00104c7a" style:font-weight-asian="normal" style:font-weight-complex="normal"/>
    </style:style>
    <style:style style:name="P12" style:family="paragraph" style:parent-style-name="Standard" style:list-style-name="L21">
      <style:text-properties fo:font-weight="normal" officeooo:rsid="00104c7a" officeooo:paragraph-rsid="00104c7a" style:font-weight-asian="normal" style:font-weight-complex="normal"/>
    </style:style>
    <style:style style:name="P13" style:family="paragraph" style:parent-style-name="Standard" style:list-style-name="L22">
      <style:text-properties fo:font-weight="normal" officeooo:rsid="00104c7a" officeooo:paragraph-rsid="00104c7a" style:font-weight-asian="normal" style:font-weight-complex="normal"/>
    </style:style>
    <style:style style:name="P14" style:family="paragraph" style:parent-style-name="Standard" style:list-style-name="L23">
      <style:text-properties fo:font-weight="normal" officeooo:rsid="00104c7a" officeooo:paragraph-rsid="00104c7a" style:font-weight-asian="normal" style:font-weight-complex="normal"/>
    </style:style>
    <style:style style:name="P15" style:family="paragraph" style:parent-style-name="Standard">
      <style:text-properties fo:font-weight="normal" officeooo:rsid="00116a50" officeooo:paragraph-rsid="00116a50" style:font-weight-asian="normal" style:font-weight-complex="normal"/>
    </style:style>
    <style:style style:name="P16" style:family="paragraph" style:parent-style-name="Standard" style:list-style-name="L22">
      <style:text-properties fo:font-weight="normal" officeooo:rsid="00116a50" officeooo:paragraph-rsid="00116a50" style:font-weight-asian="normal" style:font-weight-complex="normal"/>
    </style:style>
    <style:style style:name="P17" style:family="paragraph" style:parent-style-name="Standard" style:list-style-name="L7">
      <style:text-properties officeooo:paragraph-rsid="00116a50"/>
    </style:style>
    <style:style style:name="P18" style:family="paragraph" style:parent-style-name="Standard">
      <style:text-properties officeooo:rsid="000e6e28" officeooo:paragraph-rsid="000e6e28"/>
    </style:style>
    <style:style style:name="P19" style:family="paragraph" style:parent-style-name="Standard" style:list-style-name="L20">
      <style:text-properties officeooo:rsid="000e6e28" officeooo:paragraph-rsid="000e6e28"/>
    </style:style>
    <style:style style:name="P20" style:family="paragraph" style:parent-style-name="Standard" style:list-style-name="L20">
      <style:text-properties officeooo:rsid="000e6e28" officeooo:paragraph-rsid="00104c7a"/>
    </style:style>
    <style:style style:name="P21" style:family="paragraph" style:parent-style-name="Standard" style:list-style-name="L31">
      <style:text-properties officeooo:rsid="000e6e28" officeooo:paragraph-rsid="00116a50"/>
    </style:style>
    <style:style style:name="P22" style:family="paragraph" style:parent-style-name="Standard">
      <style:text-properties officeooo:rsid="000e6e28" officeooo:paragraph-rsid="00116a50"/>
    </style:style>
    <style:style style:name="P23" style:family="paragraph" style:parent-style-name="Standard">
      <style:text-properties officeooo:rsid="00104c7a" officeooo:paragraph-rsid="00104c7a"/>
    </style:style>
    <style:style style:name="P24" style:family="paragraph" style:parent-style-name="Standard">
      <style:paragraph-properties fo:break-before="page"/>
      <style:text-properties officeooo:paragraph-rsid="00116a50"/>
    </style:style>
    <style:style style:name="P25" style:family="paragraph" style:parent-style-name="Standard">
      <style:text-properties officeooo:paragraph-rsid="00116a50"/>
    </style:style>
    <style:style style:name="T1" style:family="text">
      <style:text-properties fo:font-weight="normal" style:font-weight-asian="normal" style:font-weight-complex="normal"/>
    </style:style>
    <style:style style:name="T2" style:family="text">
      <style:text-properties fo:font-weight="normal" officeooo:rsid="000da57d" style:font-weight-asian="normal" style:font-weight-complex="normal"/>
    </style:style>
    <style:style style:name="T3" style:family="text">
      <style:text-properties fo:font-weight="normal" officeooo:rsid="00104c7a" style:font-weight-asian="normal" style:font-weight-complex="normal"/>
    </style:style>
    <style:style style:name="T4" style:family="text">
      <style:text-properties fo:font-weight="bold" officeooo:rsid="000da57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Before the first release changes that need to be made:</text:span></text:p>
      <text:p text:style-name="P18"><text:span text:style-name="T1">README:</text:span></text:p>
      <text:list text:style-name="L20">
        <text:list-item>
          <text:p text:style-name="P19"><text:span text:style-name="T1">General information, including link to github pages website. Note here that the readme provides only a quick introduction, designed to get it compiled and running the executable. For more information, testing, debugging and how to contribute see the full docs. </text:span><text:span text:style-name="T3">Also note that this is a first release and link to the current plans for changes</text:span></text:p>
        </text:list-item>
        <text:list-item>
          <text:p text:style-name="P19"><text:span text:style-name="T1">Features</text:span></text:p>
        </text:list-item>
        <text:list-item>
          <text:p text:style-name="P20"><text:span text:style-name="T1">Dependencies </text:span><text:span text:style-name="T3">(n</text:span><text:span text:style-name="T1">ote lapack and openblas not currently used. These should really be optional, as at the moment only use eigen. Moving forward with banded solver this may be included, but at this stage it should not be forced to be included. When it is included it should also be an option, i.e. if the build has lapack use banded solvers, if not then don’t</text:span><text:span text:style-name="T3">)</text:span></text:p>
        </text:list-item>
        <text:list-item>
          <text:p text:style-name="P19"><text:span text:style-name="T1">Building, make sure that in this that if cloned then it will compile in release mode</text:span></text:p>
        </text:list-item>
        <text:list-item>
          <text:p text:style-name="P19"><text:span text:style-name="T1">Quick start, describe how to run paper examples. We should also write an executable that can be provided with a parameter file and output a seismogram, to a location of the users choice. Include restricting number of cores with OMP_NUM_THREADS</text:span></text:p>
        </text:list-item>
        <text:list-item>
          <text:p text:style-name="P19"><text:span text:style-name="T1">Parameter file format</text:span></text:p>
        </text:list-item>
        <text:list-item>
          <text:p text:style-name="P19"><text:span text:style-name="T1">Normalisation</text:span></text:p>
        </text:list-item>
        <text:list-item>
          <text:p text:style-name="P19"><text:span text:style-name="T1">After this can come the further information on how to build tests etc. Actually, it is best that this is left out of the README and instead is in the website documentation</text:span></text:p>
        </text:list-item>
        <text:list-item>
          <text:p text:style-name="P19"><text:span text:style-name="T1">Finish off the README with Repository and License sections</text:span></text:p>
        </text:list-item>
      </text:list>
      <text:p text:style-name="P10"/>
      <text:p text:style-name="P11">Single executable:</text:p>
      <text:list text:style-name="L21">
        <text:list-item>
          <text:p text:style-name="P12">Single executable, can be called generate_seismogram</text:p>
        </text:list-item>
        <text:list-item>
          <text:p text:style-name="P12">Takes in a parameter file in standard format</text:p>
        </text:list-item>
        <text:list-item>
          <text:p text:style-name="P12">Outputs to destination of user choice a seismogram</text:p>
        </text:list-item>
        <text:list-item>
          <text:p text:style-name="P12">We also need to check the usage of the parameter file, if everything is read in etc.</text:p>
        </text:list-item>
      </text:list>
      <text:p text:style-name="P11"/>
      <text:p text:style-name="P11">Final other things:</text:p>
      <text:list text:style-name="L22">
        <text:list-item>
          <text:p text:style-name="P13">Remove codex generated notes on the current state of the repository that are meant to be in house. If these remain in a develop branch that is okay but not on the main</text:p>
        </text:list-item>
        <text:list-item>
          <text:p text:style-name="P13">This needs to be checked across the whole library, as I think things are slightly scattered. </text:p>
        </text:list-item>
        <text:list-item>
          <text:p text:style-name="P13">It may be useful to generate a specific code review folder where all our combined workings/thinking along these lines is collated, it would be useful for you to suggest the best way of arranging this</text:p>
        </text:list-item>
        <text:list-item>
          <text:p text:style-name="P16">Check how website will be hosted and put up through github pages and actions, give more information on the best way of doing this as well, ie whether on any push to main it should be updated etc</text:p>
        </text:list-item>
      </text:list>
      <text:p text:style-name="P11"/>
      <text:p text:style-name="P11">Upcoming changes to the library</text:p>
      <text:list text:style-name="L23">
        <text:list-item>
          <text:p text:style-name="P14">Putting files into subfolders within src that are related to the same thing, ie frequency, helpers etc in different subfolders</text:p>
        </text:list-item>
        <text:list-item>
          <text:p text:style-name="P14">Love numbers being included</text:p>
        </text:list-item>
        <text:list-item>
          <text:p text:style-name="P14">Lapack banded solver being included as an optional</text:p>
        </text:list-item>
        <text:list-item>
          <text:p text:style-name="P14">Small API improvements</text:p>
        </text:list-item>
      </text:list>
      <text:p text:style-name="P15"/>
      <text:p text:style-name="P15"/>
      <text:p text:style-name="P24"><text:span text:style-name="T4">Thoughts for code </text:span></text:p>
      <text:p text:style-name="P25"><text:span text:style-name="T2">Earth models: </text:span></text:p>
      <text:list text:style-name="L7">
        <text:list-item>
          <text:p text:style-name="P1"><text:span text:style-name="T1">Modelinput: takes in prem deck format model and stores it with cubic spline interpolation</text:span></text:p>
        </text:list-item>
        <text:list-item>
          <text:p text:style-name="P1"><text:span text:style-name="T1">Radialmesh: generates radial spectral element mesh</text:span></text:p>
        </text:list-item>
        <text:list-item>
          <text:p text:style-name="P17"><text:span text:style-name="T2">Meshmodel: stores model data on radial mesh</text:span></text:p>
        </text:list-item>
      </text:list>
      <text:p text:style-name="P25"><text:span text:style-name="T2"/></text:p>
      <text:p text:style-name="P9"><text:span text:style-name="T1">SEM:</text:span></text:p>
      <text:list text:style-name="L24">
        <text:list-item>
          <text:p text:style-name="P2"><text:span text:style-name="T1">Takes in paramsnew</text:span></text:p>
        </text:list-item>
      </text:list>
      <text:p text:style-name="P9"><text:span text:style-name="T1"/></text:p>
      <text:p text:style-name="P9"><text:span text:style-name="T1">Paramsnew</text:span></text:p>
      <text:list text:style-name="L25">
        <text:list-item>
          <text:p text:style-name="P3"><text:span text:style-name="T1">Takes in values that define parameters for the solve</text:span></text:p>
        </text:list-item>
      </text:list>
      <text:p text:style-name="P9"><text:span text:style-name="T1"/></text:p>
      <text:p text:style-name="P9"><text:span text:style-name="T1">Spectraruncontext:</text:span></text:p>
      <text:list text:style-name="L26">
        <text:list-item>
          <text:p text:style-name="P4"><text:span text:style-name="T1">Transitional – should be deleted</text:span></text:p>
        </text:list-item>
      </text:list>
      <text:p text:style-name="P9"><text:span text:style-name="T1"/></text:p>
      <text:p text:style-name="P9"><text:span text:style-name="T1">Paraminfo:</text:span></text:p>
      <text:list text:style-name="L27">
        <text:list-item>
          <text:p text:style-name="P5"><text:span text:style-name="T1">These two files address information about the parameters of the solve</text:span></text:p>
        </text:list-item>
        <text:list-item>
          <text:p text:style-name="P5"><text:span text:style-name="T1">Check whether paraminfo is still used? Is it needed? Probably to be honest as it gives access to full force terms when source not rotated to north pole</text:span></text:p>
        </text:list-item>
      </text:list>
      <text:p text:style-name="P9"><text:span text:style-name="T1"/></text:p>
      <text:p text:style-name="P9"><text:span text:style-name="T1">Read mineos/specnm/yspec:</text:span></text:p>
      <text:list text:style-name="L28">
        <text:list-item>
          <text:p text:style-name="P6"><text:span text:style-name="T1">Could these be combined into a single file? </text:span></text:p>
        </text:list-item>
        <text:list-item>
          <text:p text:style-name="P6"><text:span text:style-name="T1">Probably not worth it but maybe there own subfolder</text:span></text:p>
        </text:list-item>
      </text:list>
      <text:p text:style-name="P9"><text:span text:style-name="T1"/></text:p>
      <text:p text:style-name="P9"><text:span text:style-name="T1">Spectramaster:</text:span></text:p>
      <text:list text:style-name="L29">
        <text:list-item>
          <text:p text:style-name="P7"><text:span text:style-name="T1">Compatibility header, is this still needed?</text:span></text:p>
        </text:list-item>
      </text:list>
      <text:p text:style-name="P9"><text:span text:style-name="T1"/></text:p>
      <text:p text:style-name="P9"><text:span text:style-name="T1">Bicgstab, fempreconditioner:</text:span></text:p>
      <text:list text:style-name="L30">
        <text:list-item>
          <text:p text:style-name="P8"><text:span text:style-name="T1">Testing/unused</text:span></text:p>
        </text:list-item>
        <text:list-item>
          <text:p text:style-name="P8"><text:span text:style-name="T1">Maybe move to a separate folder</text:span></text:p>
        </text:list-item>
      </text:list>
      <text:p text:style-name="P9"><text:span text:style-name="T1"/></text:p>
      <text:p text:style-name="P22"><text:span text:style-name="T1">Signal filtering:</text:span></text:p>
      <text:list text:style-name="L31">
        <text:list-item>
          <text:p text:style-name="P21"><text:span text:style-name="T1">Does it belong in frequency info?</text:span></text:p>
        </text:list-item>
        <text:list-item>
          <text:p text:style-name="P21"><text:span text:style-name="T1">Is there redundancy in terms of what it and the frequency info folder do?</text:span></text:p>
        </text:list-item>
      </text:list>
      <text:p text:style-name="P22"><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5T18:47:41.825792814</meta:creation-date>
    <dc:date>2026-04-25T19:18:26.204118366</dc:date>
    <meta:editing-duration>PT8M29S</meta:editing-duration>
    <meta:editing-cycles>3</meta:editing-cycles>
    <meta:generator>LibreOffice/24.2.7.2$Linux_X86_64 LibreOffice_project/420$Build-2</meta:generator>
    <meta:document-statistic meta:table-count="0" meta:image-count="0" meta:object-count="0" meta:page-count="2" meta:paragraph-count="51" meta:word-count="623" meta:character-count="3517" meta:non-whitespace-character-count="2976"/>
  </office:meta>
</office:document-meta>
</file>